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8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VIRGEN DEL CISNE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MACHE PACCO, MONIC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9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MACHE PACCO, MONIC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CASTRO ARIZABAL, JEAN FRAN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9</text:p>
          </table:table-cell>
        </table:table-row>
        <table:table-row>
          <table:table-cell table:style-name="Tabla1.A2" office:value-type="float" office:value="0">
            <text:p text:style-name="P7">FR. ROJO</text:p>
          </table:table-cell>
          <table:table-cell table:style-name="Tabla1.B2" office:value-type="string">
            <text:p text:style-name="P9">Cant.Cajas: <text:span text:style-name="T11">9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6865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3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8T20:32:2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